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5.466cm" fo:min-width="4.916cm"/>
    </style:style>
    <style:style style:name="gr2" style:family="graphic" style:parent-style-name="standard">
      <style:graphic-properties draw:fill="solid" draw:fill-color="#faa61a" draw:textarea-horizontal-align="justify" draw:textarea-vertical-align="middle" draw:auto-grow-height="false" fo:min-height="0.55cm" fo:min-width="2.1cm"/>
    </style:style>
    <style:style style:name="gr3" style:family="graphic" style:parent-style-name="standard">
      <style:graphic-properties draw:textarea-horizontal-align="justify" draw:textarea-vertical-align="middle" draw:auto-grow-height="false" fo:min-height="0.55cm" fo:min-width="0.8cm"/>
    </style:style>
    <style:style style:name="gr4" style:family="graphic" style:parent-style-name="standard">
      <style:graphic-properties draw:fill="solid" draw:fill-color="#fff450" draw:textarea-horizontal-align="justify" draw:textarea-vertical-align="middle" draw:auto-grow-height="false" fo:min-height="0.55cm" fo:min-width="2.1cm"/>
    </style:style>
    <style:style style:name="gr5" style:family="graphic" style:parent-style-name="standard">
      <style:graphic-properties draw:fill-color="#f68e76" draw:textarea-horizontal-align="justify" draw:textarea-vertical-align="middle" draw:auto-grow-height="false" fo:min-height="0.74cm" fo:min-width="0.49cm"/>
    </style:style>
    <style:style style:name="gr6" style:family="graphic" style:parent-style-name="standard">
      <style:graphic-properties draw:fill="solid" draw:fill-color="#bce4e5" draw:textarea-horizontal-align="justify" draw:textarea-vertical-align="middle" draw:auto-grow-height="false" fo:min-height="0.55cm" fo:min-width="2.1cm"/>
    </style:style>
    <style:style style:name="gr7" style:family="graphic" style:parent-style-name="standard">
      <style:graphic-properties draw:fill-color="#fedcc6" draw:textarea-horizontal-align="justify" draw:textarea-vertical-align="top" draw:auto-grow-height="false" fo:min-height="14.35cm" fo:min-width="5.5cm"/>
    </style:style>
    <style:style style:name="gr8" style:family="graphic" style:parent-style-name="standard">
      <style:graphic-properties draw:fill-color="#009353" draw:textarea-horizontal-align="justify" draw:textarea-vertical-align="middle" draw:auto-grow-height="false" fo:min-height="0.55cm" fo:min-width="0.3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-color="#f3715a" draw:textarea-horizontal-align="justify" draw:textarea-vertical-align="middle" draw:auto-grow-height="false" fo:min-height="0.472cm" fo:min-width="2.422cm"/>
    </style:style>
    <style:style style:name="gr11" style:family="graphic" style:parent-style-name="standard">
      <style:graphic-properties draw:fill-color="#00b274" draw:textarea-horizontal-align="justify" draw:textarea-vertical-align="middle" draw:auto-grow-height="false" fo:min-height="1.013cm" fo:min-width="2.363cm"/>
    </style:style>
    <style:style style:name="gr12" style:family="graphic" style:parent-style-name="standard">
      <style:graphic-properties draw:fill-color="#dfcce4" draw:textarea-horizontal-align="justify" draw:textarea-vertical-align="middle" draw:auto-grow-height="false" fo:min-height="0cm" fo:min-width="3.382cm"/>
    </style:style>
    <style:style style:name="gr1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5" style:family="graphic" style:parent-style-name="standard">
      <style:graphic-properties draw:fill-color="#8f93c7" draw:textarea-horizontal-align="justify" draw:textarea-vertical-align="middle" draw:auto-grow-height="false" fo:min-height="1.75cm" fo:min-width="3.6cm"/>
    </style:style>
    <style:style style:name="gr16" style:family="graphic" style:parent-style-name="standard">
      <style:graphic-properties draw:textarea-horizontal-align="justify" draw:textarea-vertical-align="middle" draw:auto-grow-height="false" fo:min-height="0.75cm" fo:min-width="3.6cm"/>
    </style:style>
    <style:style style:name="gr17" style:family="graphic" style:parent-style-name="standard">
      <style:graphic-properties draw:fill-color="#f8aa97" draw:textarea-horizontal-align="justify" draw:textarea-vertical-align="middle" draw:auto-grow-height="false" fo:min-height="0.083cm" fo:min-width="0cm"/>
    </style:style>
    <style:style style:name="gr18" style:family="graphic" style:parent-style-name="standard">
      <style:graphic-properties draw:stroke="none" svg:stroke-color="#000000" draw:fill="none" draw:fill-color="#ffffff" fo:min-height="0.85cm"/>
    </style:style>
    <style:style style:name="gr19" style:family="graphic" style:parent-style-name="standard">
      <style:graphic-properties draw:fill-color="#cccccc" draw:textarea-horizontal-align="justify" draw:textarea-vertical-align="middle" draw:auto-grow-height="false" fo:min-height="1.645cm" fo:min-width="6.095cm"/>
    </style:style>
    <style:style style:name="gr20" style:family="graphic" style:parent-style-name="standard">
      <style:graphic-properties draw:stroke="none" svg:stroke-color="#000000" draw:fill="none" draw:fill-color="#ffffff" fo:min-height="14.458cm"/>
    </style:style>
    <style:style style:name="gr21" style:family="graphic" style:parent-style-name="standard">
      <style:graphic-properties draw:fill-color="#dddddd" draw:textarea-horizontal-align="justify" draw:textarea-vertical-align="top" draw:auto-grow-height="false" fo:min-height="1.65cm" fo:min-width="8.3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aa61a"/>
      <style:paragraph-properties fo:text-align="center"/>
    </style:style>
    <style:style style:name="P4" style:family="paragraph">
      <loext:graphic-properties draw:fill="solid" draw:fill-color="#fff450"/>
      <style:paragraph-properties fo:text-align="center"/>
    </style:style>
    <style:style style:name="P5" style:family="paragraph">
      <loext:graphic-properties draw:fill-color="#f68e76"/>
      <style:paragraph-properties fo:text-align="center"/>
    </style:style>
    <style:style style:name="P6" style:family="paragraph">
      <loext:graphic-properties draw:fill="solid" draw:fill-color="#bce4e5"/>
      <style:paragraph-properties fo:text-align="center"/>
    </style:style>
    <style:style style:name="P7" style:family="paragraph">
      <loext:graphic-properties draw:fill-color="#fedcc6"/>
      <style:paragraph-properties fo:text-align="center"/>
    </style:style>
    <style:style style:name="P8" style:family="paragraph">
      <loext:graphic-properties draw:fill-color="#009353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3715a"/>
      <style:paragraph-properties fo:text-align="center"/>
    </style:style>
    <style:style style:name="P11" style:family="paragraph">
      <loext:graphic-properties draw:fill-color="#00b274"/>
      <style:paragraph-properties fo:text-align="center"/>
    </style:style>
    <style:style style:name="P12" style:family="paragraph">
      <loext:graphic-properties draw:fill-color="#dfcce4"/>
      <style:paragraph-properties fo:text-align="center"/>
    </style:style>
    <style:style style:name="P13" style:family="paragraph">
      <loext:graphic-properties draw:fill-color="#8f93c7"/>
      <style:paragraph-properties fo:text-align="center"/>
    </style:style>
    <style:style style:name="P14" style:family="paragraph">
      <loext:graphic-properties draw:fill-color="#f8aa97"/>
      <style:paragraph-properties fo:text-align="center"/>
    </style:style>
    <style:style style:name="P15" style:family="paragraph"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="none" draw:fill-color="#ffffff"/>
    </style:style>
    <style:style style:name="P18" style:family="paragraph">
      <style:paragraph-properties fo:text-align="start"/>
    </style:style>
    <style:style style:name="P19" style:family="paragraph">
      <loext:graphic-properties draw:fill-color="#dddddd"/>
      <style:paragraph-properties fo:text-align="star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cm" svg:height="6.3cm" svg:x="1.2cm" svg:y="10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2.6cm" svg:height="0.8cm" svg:x="3.3cm" svg:y="3cm">
          <text:p text:style-name="P2">Tmp.dig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2.6cm" svg:height="0.8cm" svg:x="3.28cm" svg:y="4cm">
          <text:p text:style-name="P2">Tmp.dig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0.8cm" svg:x="2cm" svg:y="3cm">
          <text:p text:style-name="P2">VL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0.8cm" svg:x="2cm" svg:y="4cm">
          <text:p text:style-name="P2">RL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cm" svg:height="0.8cm" svg:x="3.26cm" svg:y="7.013cm">
          <text:p text:style-name="P2">Tmp.dig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0.8cm" svg:x="1.98cm" svg:y="7.013cm">
          <text:p text:style-name="P2">R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0.8cm" svg:x="3.26cm" svg:y="8.013cm">
          <text:p text:style-name="P2">Tmp.ana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0.8cm" svg:x="1.98cm" svg:y="8.013cm">
          <text:p text:style-name="P2">RTh</text:p>
          <draw:enhanced-geometry svg:viewBox="0 0 21600 21600" draw:type="rectangle" draw:enhanced-path="M 0 0 L 21600 0 21600 21600 0 21600 0 0 Z N"/>
        </draw:custom-shape>
        <draw:custom-shape draw:style-name="gr5" draw:text-style-name="P5" xml:id="id20" draw:id="id20" draw:layer="layout" svg:width="1.4cm" svg:height="1.4cm" svg:x="2cm" svg:y="5cm">
          <text:p text:style-name="P2">M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6" draw:id="id6" draw:layer="layout" svg:width="2.6cm" svg:height="0.8cm" svg:x="3.28cm" svg:y="5.3cm">
          <text:p text:style-name="P2">HBridge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6cm" svg:height="14.6cm" svg:x="7.2cm" svg:y="2.7cm">
          <text:p text:style-name="P2">Mikrocontroller</text:p>
          <text:p text:style-name="P2">MC</text:p>
          <draw:enhanced-geometry svg:viewBox="0 0 21600 21600" draw:type="rectangle" draw:enhanced-path="M 0 0 L 21600 0 21600 21600 0 21600 0 0 Z N"/>
        </draw:custom-shape>
        <draw:custom-shape draw:style-name="gr8" draw:text-style-name="P8" xml:id="id2" draw:id="id2" draw:layer="layout" svg:width="0.8cm" svg:height="0.8cm" svg:x="7.2cm" svg:y="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xml:id="id4" draw:id="id4" draw:layer="layout" svg:width="0.8cm" svg:height="0.8cm" svg:x="7.2cm" svg:y="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xml:id="id5" draw:id="id5" draw:layer="layout" svg:width="0.8cm" svg:height="0.8cm" svg:x="7.2cm" svg:y="5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8cm" svg:height="0.8cm" svg:x="7.2cm" svg:y="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8cm" svg:height="0.8cm" svg:x="7.2cm" svg:y="8cm">
          <text:p/>
          <draw:enhanced-geometry svg:viewBox="0 0 21600 21600" draw:type="rectangle" draw:enhanced-path="M 0 0 L 21600 0 21600 21600 0 21600 0 0 Z N"/>
        </draw:custom-shape>
        <draw:connector draw:style-name="gr9" draw:text-style-name="P9" draw:layer="layout" svg:x1="5.9cm" svg:y1="3.4cm" svg:x2="7.2cm" svg:y2="3.4cm" draw:start-shape="id1" draw:start-glue-point="1" draw:end-shape="id2" draw:end-glue-point="3" svg:d="M5900 3400h1300" svg:viewBox="0 0 1301 1">
          <text:p/>
        </draw:connector>
        <draw:connector draw:style-name="gr9" draw:text-style-name="P9" draw:layer="layout" svg:x1="5.88cm" svg:y1="4.4cm" svg:x2="7.2cm" svg:y2="4.4cm" draw:start-shape="id3" draw:start-glue-point="1" draw:end-shape="id4" draw:end-glue-point="3" svg:d="M5880 4400h1320" svg:viewBox="0 0 1321 1">
          <text:p/>
        </draw:connector>
        <draw:connector draw:style-name="gr9" draw:text-style-name="P9" draw:layer="layout" svg:x1="7.2cm" svg:y1="5.7cm" svg:x2="5.88cm" svg:y2="5.7cm" draw:start-shape="id5" draw:start-glue-point="3" draw:end-shape="id6" draw:end-glue-point="1" svg:d="M7200 5700h-1320" svg:viewBox="0 0 1321 1">
          <text:p/>
        </draw:connector>
        <draw:custom-shape draw:style-name="gr5" draw:text-style-name="P5" xml:id="id22" draw:id="id22" draw:layer="layout" svg:width="1.4cm" svg:height="1.4cm" svg:x="2cm" svg:y="9.001cm">
          <text:p text:style-name="P2">M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8" draw:id="id8" draw:layer="layout" svg:width="2.6cm" svg:height="0.8cm" svg:x="3.28cm" svg:y="9.301cm">
          <text:p text:style-name="P2">HBridge</text:p>
          <draw:enhanced-geometry svg:viewBox="0 0 21600 21600" draw:type="rectangle" draw:enhanced-path="M 0 0 L 21600 0 21600 21600 0 21600 0 0 Z N"/>
        </draw:custom-shape>
        <draw:custom-shape draw:style-name="gr8" draw:text-style-name="P8" xml:id="id7" draw:id="id7" draw:layer="layout" svg:width="0.8cm" svg:height="0.8cm" svg:x="7.2cm" svg:y="9.301cm">
          <text:p/>
          <draw:enhanced-geometry svg:viewBox="0 0 21600 21600" draw:type="rectangle" draw:enhanced-path="M 0 0 L 21600 0 21600 21600 0 21600 0 0 Z N"/>
        </draw:custom-shape>
        <draw:connector draw:style-name="gr9" draw:text-style-name="P9" draw:layer="layout" svg:x1="7.2cm" svg:y1="9.701cm" svg:x2="5.88cm" svg:y2="9.701cm" draw:start-shape="id7" draw:start-glue-point="3" draw:end-shape="id8" draw:end-glue-point="1" svg:d="M7200 9701h-1320" svg:viewBox="0 0 1321 1">
          <text:p/>
        </draw:connector>
        <draw:custom-shape draw:style-name="gr2" draw:text-style-name="P3" xml:id="id9" draw:id="id9" draw:layer="layout" svg:width="2.6cm" svg:height="0.8cm" svg:x="3.3cm" svg:y="11.001cm">
          <text:p text:style-name="P2">Tmp.dig</text:p>
          <draw:enhanced-geometry svg:viewBox="0 0 21600 21600" draw:type="rectangle" draw:enhanced-path="M 0 0 L 21600 0 21600 21600 0 21600 0 0 Z N"/>
        </draw:custom-shape>
        <draw:custom-shape draw:style-name="gr2" draw:text-style-name="P3" xml:id="id11" draw:id="id11" draw:layer="layout" svg:width="2.6cm" svg:height="0.8cm" svg:x="3.28cm" svg:y="12.001cm">
          <text:p text:style-name="P2">Tmp.dig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0.8cm" svg:x="2cm" svg:y="11.001cm">
          <text:p text:style-name="P2">VL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0.8cm" svg:x="2cm" svg:y="12.001cm">
          <text:p text:style-name="P2">RL1</text:p>
          <draw:enhanced-geometry svg:viewBox="0 0 21600 21600" draw:type="rectangle" draw:enhanced-path="M 0 0 L 21600 0 21600 21600 0 21600 0 0 Z N"/>
        </draw:custom-shape>
        <draw:custom-shape draw:style-name="gr5" draw:text-style-name="P5" xml:id="id25" draw:id="id25" draw:layer="layout" svg:width="1.4cm" svg:height="1.4cm" svg:x="2cm" svg:y="13.001cm">
          <text:p text:style-name="P2">M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4" draw:id="id14" draw:layer="layout" svg:width="2.6cm" svg:height="0.8cm" svg:x="3.28cm" svg:y="13.301cm">
          <text:p text:style-name="P2">HBridge</text:p>
          <draw:enhanced-geometry svg:viewBox="0 0 21600 21600" draw:type="rectangle" draw:enhanced-path="M 0 0 L 21600 0 21600 21600 0 21600 0 0 Z N"/>
        </draw:custom-shape>
        <draw:custom-shape draw:style-name="gr8" draw:text-style-name="P8" xml:id="id10" draw:id="id10" draw:layer="layout" svg:width="0.8cm" svg:height="0.8cm" svg:x="7.2cm" svg:y="11.0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xml:id="id12" draw:id="id12" draw:layer="layout" svg:width="0.8cm" svg:height="0.8cm" svg:x="7.2cm" svg:y="12.0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xml:id="id13" draw:id="id13" draw:layer="layout" svg:width="0.8cm" svg:height="0.8cm" svg:x="7.2cm" svg:y="13.301cm">
          <text:p/>
          <draw:enhanced-geometry svg:viewBox="0 0 21600 21600" draw:type="rectangle" draw:enhanced-path="M 0 0 L 21600 0 21600 21600 0 21600 0 0 Z N"/>
        </draw:custom-shape>
        <draw:connector draw:style-name="gr9" draw:text-style-name="P9" draw:layer="layout" svg:x1="5.9cm" svg:y1="11.401cm" svg:x2="7.2cm" svg:y2="11.401cm" draw:start-shape="id9" draw:start-glue-point="1" draw:end-shape="id10" draw:end-glue-point="3" svg:d="M5900 11401h1300" svg:viewBox="0 0 1301 1">
          <text:p/>
        </draw:connector>
        <draw:connector draw:style-name="gr9" draw:text-style-name="P9" draw:layer="layout" svg:x1="5.88cm" svg:y1="12.401cm" svg:x2="7.2cm" svg:y2="12.401cm" draw:start-shape="id11" draw:start-glue-point="1" draw:end-shape="id12" draw:end-glue-point="3" svg:d="M5880 12401h1320" svg:viewBox="0 0 1321 1">
          <text:p/>
        </draw:connector>
        <draw:connector draw:style-name="gr9" draw:text-style-name="P9" draw:layer="layout" svg:x1="7.2cm" svg:y1="13.701cm" svg:x2="5.88cm" svg:y2="13.701cm" draw:start-shape="id13" draw:start-glue-point="3" draw:end-shape="id14" draw:end-glue-point="1" svg:d="M7200 13701h-1320" svg:viewBox="0 0 1321 1">
          <text:p/>
        </draw:connector>
        <draw:custom-shape draw:style-name="gr2" draw:text-style-name="P3" xml:id="id15" draw:id="id15" draw:layer="layout" svg:width="2.6cm" svg:height="0.8cm" svg:x="3.3cm" svg:y="15.002cm">
          <text:p text:style-name="P2">Tmp.dig</text:p>
          <draw:enhanced-geometry svg:viewBox="0 0 21600 21600" draw:type="rectangle" draw:enhanced-path="M 0 0 L 21600 0 21600 21600 0 21600 0 0 Z N"/>
        </draw:custom-shape>
        <draw:custom-shape draw:style-name="gr2" draw:text-style-name="P3" xml:id="id17" draw:id="id17" draw:layer="layout" svg:width="2.6cm" svg:height="0.8cm" svg:x="3.28cm" svg:y="16.002cm">
          <text:p text:style-name="P2">Tmp.dig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0.8cm" svg:x="2cm" svg:y="15.002cm">
          <text:p text:style-name="P2">VL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0.8cm" svg:x="2cm" svg:y="16.002cm">
          <text:p text:style-name="P2">RL1</text:p>
          <draw:enhanced-geometry svg:viewBox="0 0 21600 21600" draw:type="rectangle" draw:enhanced-path="M 0 0 L 21600 0 21600 21600 0 21600 0 0 Z N"/>
        </draw:custom-shape>
        <draw:custom-shape draw:style-name="gr8" draw:text-style-name="P8" xml:id="id16" draw:id="id16" draw:layer="layout" svg:width="0.8cm" svg:height="0.8cm" svg:x="7.2cm" svg:y="15.00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xml:id="id18" draw:id="id18" draw:layer="layout" svg:width="0.8cm" svg:height="0.8cm" svg:x="7.2cm" svg:y="16.002cm">
          <text:p/>
          <draw:enhanced-geometry svg:viewBox="0 0 21600 21600" draw:type="rectangle" draw:enhanced-path="M 0 0 L 21600 0 21600 21600 0 21600 0 0 Z N"/>
        </draw:custom-shape>
        <draw:connector draw:style-name="gr9" draw:text-style-name="P9" draw:layer="layout" svg:x1="5.9cm" svg:y1="15.402cm" svg:x2="7.2cm" svg:y2="15.402cm" draw:start-shape="id15" draw:start-glue-point="1" draw:end-shape="id16" draw:end-glue-point="3" svg:d="M5900 15402h1300" svg:viewBox="0 0 1301 1">
          <text:p/>
        </draw:connector>
        <draw:connector draw:style-name="gr9" draw:text-style-name="P9" draw:layer="layout" svg:x1="5.88cm" svg:y1="16.402cm" svg:x2="7.2cm" svg:y2="16.402cm" draw:start-shape="id17" draw:start-glue-point="1" draw:end-shape="id18" draw:end-glue-point="3" svg:d="M5880 16402h1320" svg:viewBox="0 0 1321 1">
          <text:p/>
        </draw:connector>
        <draw:custom-shape draw:style-name="gr8" draw:text-style-name="P8" xml:id="id30" draw:id="id30" draw:layer="layout" svg:width="0.8cm" svg:height="0.8cm" svg:x="12.4cm" svg:y="7.60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xml:id="id29" draw:id="id29" draw:layer="layout" svg:width="0.8cm" svg:height="0.8cm" svg:x="12.4cm" svg:y="4.0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28" draw:id="id28" draw:layer="layout" svg:width="3cm" svg:height="0.8cm" svg:x="15cm" svg:y="4cm">
          <text:p text:style-name="P2">12VD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xml:id="id27" draw:id="id27" draw:layer="layout" svg:width="2.999cm" svg:height="1.399cm" svg:x="15.001cm" svg:y="5.001cm">
          <text:p text:style-name="P2">RS485</text:p>
          <text:p text:style-name="P2">B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xml:id="id19" draw:id="id19" draw:layer="layout" svg:width="3.9cm" svg:height="0.2cm" svg:x="2cm" svg:y="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xml:id="id21" draw:id="id21" draw:layer="layout" svg:width="3.9cm" svg:height="0.2cm" svg:x="2.001cm" svg:y="7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xml:id="id23" draw:id="id23" draw:layer="layout" svg:width="3.9cm" svg:height="0.2cm" svg:x="2.002cm" svg:y="11.8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xml:id="id24" draw:id="id24" draw:layer="layout" svg:width="3.9cm" svg:height="0.2cm" svg:x="2.003cm" svg:y="15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svg:x1="2cm" svg:y1="3.9cm" svg:x2="2.205cm" svg:y2="5.205cm" draw:start-shape="id19" draw:start-glue-point="3" draw:end-shape="id20" draw:end-glue-point="5" svg:d="M2000 3900h-501v1305h706" svg:viewBox="0 0 707 1306">
          <text:p/>
        </draw:connector>
        <draw:connector draw:style-name="gr9" draw:text-style-name="P9" draw:layer="layout" svg:x1="2.001cm" svg:y1="7.901cm" svg:x2="2.205cm" svg:y2="9.206cm" draw:start-shape="id21" draw:start-glue-point="3" draw:end-shape="id22" draw:end-glue-point="5" svg:d="M2001 7901h-502v1305h706" svg:viewBox="0 0 707 1306">
          <text:p/>
        </draw:connector>
        <draw:connector draw:style-name="gr13" draw:text-style-name="P9" draw:layer="layout" svg:x1="2.002cm" svg:y1="11.902cm" svg:x2="2.205cm" svg:y2="10.196cm" draw:start-shape="id23" draw:start-glue-point="3" draw:end-shape="id22" draw:end-glue-point="7" svg:d="M2002 11902h-503v-1706h706" svg:viewBox="0 0 707 1707">
          <text:p/>
        </draw:connector>
        <draw:connector draw:style-name="gr9" draw:text-style-name="P9" draw:layer="layout" svg:x1="2.003cm" svg:y1="15.903cm" svg:x2="2cm" svg:y2="13.701cm" draw:start-shape="id24" draw:start-glue-point="3" draw:end-shape="id25" draw:end-glue-point="6" svg:d="M2003 15903h-504v-2202h501" svg:viewBox="0 0 505 2203">
          <text:p/>
        </draw:connector>
        <draw:custom-shape draw:style-name="gr8" draw:text-style-name="P8" xml:id="id26" draw:id="id26" draw:layer="layout" svg:width="0.8cm" svg:height="0.8cm" svg:x="12.4cm" svg:y="5.302cm">
          <text:p/>
          <draw:enhanced-geometry svg:viewBox="0 0 21600 21600" draw:type="rectangle" draw:enhanced-path="M 0 0 L 21600 0 21600 21600 0 21600 0 0 Z N"/>
        </draw:custom-shape>
        <draw:connector draw:style-name="gr14" draw:text-style-name="P9" draw:layer="layout" svg:x1="13.2cm" svg:y1="5.702cm" svg:x2="15.001cm" svg:y2="5.7cm" draw:start-shape="id26" draw:start-glue-point="1" draw:end-shape="id27" svg:d="M13200 5702h900v-2h901" svg:viewBox="0 0 1802 3">
          <text:p/>
        </draw:connector>
        <draw:connector draw:style-name="gr9" draw:text-style-name="P9" draw:layer="layout" svg:x1="15cm" svg:y1="4.4cm" svg:x2="13.2cm" svg:y2="4.402cm" draw:start-shape="id28" draw:start-glue-point="3" draw:end-shape="id29" draw:end-glue-point="1" svg:d="M15000 4400h-900v2h-900" svg:viewBox="0 0 1801 3">
          <text:p/>
        </draw:connector>
        <draw:custom-shape draw:style-name="gr15" draw:text-style-name="P13" xml:id="id31" draw:id="id31" draw:layer="layout" svg:width="4.1cm" svg:height="2cm" svg:x="15cm" svg:y="7cm">
          <text:p text:style-name="P2">Display</text:p>
          <draw:enhanced-geometry svg:viewBox="0 0 21600 21600" draw:type="rectangle" draw:enhanced-path="M 0 0 L 21600 0 21600 21600 0 21600 0 0 Z N"/>
        </draw:custom-shape>
        <draw:connector draw:style-name="gr9" draw:text-style-name="P9" draw:layer="layout" svg:x1="13.2cm" svg:y1="8.002cm" svg:x2="15cm" svg:y2="8cm" draw:start-shape="id30" draw:start-glue-point="1" draw:end-shape="id31" draw:end-glue-point="3" svg:d="M13200 8002h900v-2h900" svg:viewBox="0 0 1801 3">
          <text:p/>
        </draw:connector>
        <draw:custom-shape draw:style-name="gr16" draw:text-style-name="P2" xml:id="id32" draw:id="id32" draw:layer="layout" svg:width="4.1cm" svg:height="1cm" svg:x="15cm" svg:y="8.9cm">
          <text:p text:style-name="P2">Taste(n)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0.3cm" svg:height="0.333cm" svg:x="15.1cm" svg:y="9.01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0.3cm" svg:height="0.333cm" svg:x="15.5cm" svg:y="9.01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0.3cm" svg:height="0.333cm" svg:x="15.1cm" svg:y="9.4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0.3cm" svg:height="0.333cm" svg:x="15.5cm" svg:y="9.45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xml:id="id33" draw:id="id33" draw:layer="layout" svg:width="0.8cm" svg:height="0.8cm" svg:x="12.4cm" svg:y="9.002cm">
          <text:p/>
          <draw:enhanced-geometry svg:viewBox="0 0 21600 21600" draw:type="rectangle" draw:enhanced-path="M 0 0 L 21600 0 21600 21600 0 21600 0 0 Z N"/>
        </draw:custom-shape>
        <draw:connector draw:style-name="gr9" draw:text-style-name="P9" draw:layer="layout" svg:x1="15cm" svg:y1="9.4cm" svg:x2="13.2cm" svg:y2="9.402cm" draw:start-shape="id32" draw:start-glue-point="3" draw:end-shape="id33" draw:end-glue-point="1" svg:d="M15000 9400h-900v2h-900" svg:viewBox="0 0 1801 3">
          <text:p/>
        </draw:connector>
        <draw:connector draw:style-name="gr9" draw:text-style-name="P9" draw:layer="layout" svg:x1="5.9cm" svg:y1="7.4cm" svg:x2="7.2cm" svg:y2="7.4cm" svg:d="M5900 7400h1300" svg:viewBox="0 0 1301 1">
          <text:p/>
        </draw:connector>
        <draw:connector draw:style-name="gr9" draw:text-style-name="P9" draw:layer="layout" svg:x1="5.88cm" svg:y1="8.4cm" svg:x2="7.2cm" svg:y2="8.4cm" svg:d="M5880 8400h1320" svg:viewBox="0 0 1321 1">
          <text:p/>
        </draw:connector>
        <draw:frame draw:style-name="gr18" draw:text-style-name="P16" draw:layer="layout" svg:width="17cm" svg:height="1.195cm" svg:x="2cm" svg:y="1cm">
          <draw:text-box>
            <text:p text:style-name="P15"><text:span text:style-name="T1">H</text:span><text:span text:style-name="T1">Z</text:span><text:span text:style-name="T1">R</text:span><text:span text:style-name="T1">R-</text:span><text:span text:style-name="T1">20</text:span><text:span text:style-name="T1">0 </text:span><text:span text:style-name="T1">St</text:span><text:span text:style-name="T1">eu</text:span><text:span text:style-name="T1">er</text:span><text:span text:style-name="T1">m</text:span><text:span text:style-name="T1">od</text:span><text:span text:style-name="T1">ul</text:span></text:p>
          </draw:text-box>
        </draw:frame>
        <draw:custom-shape draw:style-name="gr19" draw:text-style-name="P1" draw:layer="layout" svg:width="6.799cm" svg:height="2.099cm" svg:x="1.201cm" svg:y="17.9cm">
          <text:p text:style-name="P2">Mögliche Erweiterung;</text:p>
          <text:p text:style-name="P2">Komp. Mit <text:s/>HZRR-10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7" draw:layer="layout" svg:width="8.8cm" svg:height="14.708cm" svg:x="19.9cm" svg:y="1.092cm">
          <draw:text-box>
            <text:p><text:span text:style-name="T2">Arbeitspakete</text:span>:</text:p>
            <text:p><text:span text:style-name="T3">Hardware:</text:span></text:p>
            <text:list text:style-name="L1">
              <text:list-item>
                <text:p><text:span text:style-name="T3">Schaltung entwerfen</text:span></text:p>
              </text:list-item>
              <text:list-item>
                <text:p><text:span text:style-name="T3">PCB entwerfen</text:span></text:p>
              </text:list-item>
              <text:list-item>
                <text:p><text:span text:style-name="T3">PCB 1 fertigen</text:span></text:p>
              </text:list-item>
              <text:list-item>
                <text:p><text:span text:style-name="T3">PCB 1 testen</text:span></text:p>
              </text:list-item>
              <text:list-item>
                <text:p><text:span text:style-name="T3">PCB 2 korrektur</text:span></text:p>
              </text:list-item>
              <text:list-item>
                <text:p><text:span text:style-name="T3">PCB 2 fertigen</text:span></text:p>
              </text:list-item>
              <text:list-item>
                <text:p><text:span text:style-name="T3">PCB 2 testen</text:span></text:p>
              </text:list-item>
              <text:list-item>
                <text:p><text:span text:style-name="T3">Gehäuse Einbau</text:span></text:p>
              </text:list-item>
            </text:list>
            <text:p><text:span text:style-name="T3">Software programmieren:</text:span></text:p>
            <text:list text:continue-numbering="true" text:style-name="L1">
              <text:list-item>
                <text:p><text:span text:style-name="T3">Treiber, C++ Klasse(n) </text:span></text:p>
              </text:list-item>
              <text:list-item>
                <text:p><text:span text:style-name="T3">RL Regelung</text:span></text:p>
              </text:list-item>
              <text:list-item>
                <text:p><text:span text:style-name="T3">RT Regelung</text:span></text:p>
              </text:list-item>
              <text:list-item>
                <text:p><text:span text:style-name="T3">Anzeige definieren</text:span></text:p>
              </text:list-item>
              <text:list-item>
                <text:p><text:span text:style-name="T3">Display + Taste</text:span></text:p>
              </text:list-item>
              <text:list-item>
                <text:p><text:span text:style-name="T3">Status + Kommandos definieren</text:span></text:p>
              </text:list-item>
              <text:list-item>
                <text:p><text:span text:style-name="T3">RS485 Dialog</text:span></text:p>
              </text:list-item>
              <text:list-item>
                <text:p><text:span text:style-name="T3">Speicherung</text:span></text:p>
              </text:list-item>
              <text:list-item>
                <text:p><text:span text:style-name="T3">Watchdog, Timing</text:span></text:p>
              </text:list-item>
              <text:list-item>
                <text:p><text:span text:style-name="T3">Tests, Korrekturen</text:span></text:p>
              </text:list-item>
            </text:list>
            <text:p><text:span text:style-name="T3">Dokumentation</text:span></text:p>
            <text:list text:continue-numbering="true" text:style-name="L1">
              <text:list-item>
                <text:p><text:span text:style-name="T3">i Schalt- und Bestückungsplan</text:span></text:p>
              </text:list-item>
              <text:list-item>
                <text:p><text:span text:style-name="T3">i Stückliste (BOM)</text:span></text:p>
              </text:list-item>
              <text:list-item>
                <text:p><text:span text:style-name="T3">i Aufbauanleitung</text:span></text:p>
              </text:list-item>
              <text:list-item>
                <text:p><text:span text:style-name="T3">i Software Struktogramm, Abl.Diagr.</text:span></text:p>
              </text:list-item>
              <text:list-item>
                <text:p><text:span text:style-name="T3">i <text:s/>Quellcode dokumentieren</text:span></text:p>
              </text:list-item>
              <text:list-item>
                <text:p><text:span text:style-name="T3">e Installationsanleitung</text:span></text:p>
              </text:list-item>
              <text:list-item>
                <text:p><text:span text:style-name="T3">eAnschlussbeschreibung</text:span></text:p>
              </text:list-item>
            </text:list>
          </draw:text-box>
        </draw:frame>
        <draw:custom-shape draw:style-name="gr21" draw:text-style-name="P19" draw:layer="layout" svg:width="8.8cm" svg:height="1.9cm" svg:x="19.9cm" svg:y="18cm">
          <text:p text:style-name="P18">HZRR-200_Block01.odg</text:p>
          <text:p text:style-name="P18">© Peter Loster, 2020-03-21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3T07:19:29.574732171</meta:creation-date>
    <dc:date>2020-03-23T08:28:21.428978469</dc:date>
    <meta:editing-duration>PT45M33S</meta:editing-duration>
    <meta:editing-cycles>10</meta:editing-cycles>
    <meta:generator>LibreOffice/6.0.7.3$Linux_X86_64 LibreOffice_project/00m0$Build-3</meta:generator>
    <meta:document-statistic meta:object-count="74"/>
  </office:meta>
</office:document-meta>
</file>